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office:value-type="string" calcext:value-type="string">
            <text:p>Full Joint Dist as per Chain Rule and Bayes Ru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r</text:p>
          </table:table-cell>
          <table:table-cell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0.99*0.9*0.9" office:value-type="float" office:value="0.8019" calcext:value-type="float">
            <text:p>0.8019</text:p>
          </table:table-cell>
          <table:table-cell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99*0.9*0.1" office:value-type="float" office:value="0.0891" calcext:value-type="float">
            <text:p>0.0891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.99*0.1*0.5" office:value-type="float" office:value="0.0495" calcext:value-type="float">
            <text:p>0.0495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formula="of:=0.5*0.1*0.99" office:value-type="float" office:value="0.0495" calcext:value-type="float">
            <text:p>0.049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0.01*0.9*0.4" office:value-type="float" office:value="0.0036" calcext:value-type="float">
            <text:p>0.003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01*0.9*0.6" office:value-type="float" office:value="0.0054" calcext:value-type="float">
            <text:p>0.0054</text:p>
          </table:table-cell>
          <table:table-cell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.01*0.1*0.1" office:value-type="float" office:value="0.0001" calcext:value-type="float">
            <text:p>0.0001</text:p>
          </table:table-cell>
          <table:table-cell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0.01*0.1*0.9" office:value-type="float" office:value="0.0009" calcext:value-type="float">
            <text:p>0.000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(A=1 | T=1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r</text:p>
          </table:table-cell>
          <table:table-cell office:value-type="string" calcext:value-type="string">
            <text:p>NormPr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99*0.9*0.1" office:value-type="float" office:value="0.0891" calcext:value-type="float">
            <text:p>0.0891</text:p>
          </table:table-cell>
          <table:table-cell table:formula="of:=[.D68]/[.D$72]" office:value-type="float" office:value="0.614906832298137" calcext:value-type="float">
            <text:p>0.614906832298137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table:formula="of:=0.5*0.1*0.99" office:value-type="float" office:value="0.0495" calcext:value-type="float">
            <text:p>0.0495</text:p>
          </table:table-cell>
          <table:table-cell table:style-name="ce5" table:formula="of:=[.D69]/[.D$72]" office:value-type="float" office:value="0.341614906832298" calcext:value-type="float">
            <text:p>0.34161490683229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01*0.9*0.6" office:value-type="float" office:value="0.0054" calcext:value-type="float">
            <text:p>0.0054</text:p>
          </table:table-cell>
          <table:table-cell table:formula="of:=[.D70]/[.D$72]" office:value-type="float" office:value="0.0372670807453416" calcext:value-type="float">
            <text:p>0.037267080745342</text:p>
          </table:table-cell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table:formula="of:=0.01*0.1*0.9" office:value-type="float" office:value="0.0009" calcext:value-type="float">
            <text:p>0.0009</text:p>
          </table:table-cell>
          <table:table-cell table:style-name="ce5" table:formula="of:=[.D71]/[.D$72]" office:value-type="float" office:value="0.0062111801242236" calcext:value-type="float">
            <text:p>0.006211180124224</text:p>
          </table:table-cell>
        </table:table-row>
        <table:table-row table:style-name="ro1">
          <table:table-cell table:number-columns-repeated="3"/>
          <table:table-cell table:formula="of:=SUM([.D68:.D71])" office:value-type="float" office:value="0.1449" calcext:value-type="float">
            <text:p>0.144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:</text:p>
          </table:table-cell>
          <table:table-cell table:formula="of:=[.E69] + [.E71]" office:value-type="float" office:value="0.347826086956522" calcext:value-type="float">
            <text:p>0.34782608695652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(A=1 | T=1, P=1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r</text:p>
          </table:table-cell>
          <table:table-cell office:value-type="string" calcext:value-type="string">
            <text:p>NormP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01*0.9*0.6" office:value-type="float" office:value="0.0054" calcext:value-type="float">
            <text:p>0.0054</text:p>
          </table:table-cell>
          <table:table-cell table:formula="of:=[.D79] / [.D$81]" office:value-type="float" office:value="0.857142857142857" calcext:value-type="float">
            <text:p>0.857142857142857</text:p>
          </table:table-cell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0.01*0.1*0.9" office:value-type="float" office:value="0.0009" calcext:value-type="float">
            <text:p>0.0009</text:p>
          </table:table-cell>
          <table:table-cell table:style-name="ce6" table:formula="of:=[.D80] / [.D$81]" office:value-type="float" office:value="0.142857142857143" calcext:value-type="float">
            <text:p>0.142857142857143</text:p>
          </table:table-cell>
        </table:table-row>
        <table:table-row table:style-name="ro1">
          <table:table-cell table:number-columns-repeated="3"/>
          <table:table-cell table:formula="of:=SUM([.D79:.D80])" office:value-type="float" office:value="0.0063" calcext:value-type="float">
            <text:p>0.006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:</text:p>
          </table:table-cell>
          <table:table-cell table:formula="of:=[.E80]" office:value-type="float" office:value="0.142857142857143" calcext:value-type="float">
            <text:p>0.1428571428571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8:06:02.994408835</meta:creation-date>
    <dc:date>2019-01-15T11:34:00.879249317</dc:date>
    <meta:editing-duration>PT15M5S</meta:editing-duration>
    <meta:editing-cycles>2</meta:editing-cycles>
    <meta:generator>LibreOffice/6.1.3.2$Linux_X86_64 LibreOffice_project/10$Build-2</meta:generator>
    <meta:document-statistic meta:table-count="1" meta:cell-count="87" meta:object-count="0"/>
  </office:meta>
</office:document-meta>
</file>